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564cm" svg:height="10.818cm" svg:x="26.306cm" svg:y="22.639cm">
            <draw:object draw:notify-on-update-of-ranges="Sheet1.C36:Sheet1.C49 Sheet1.Y35:Sheet1.Y35 Sheet1.AC36:Sheet1.AC49 Sheet1.G35:Sheet1.G35 Sheet1.K36:Sheet1.K49 Sheet1.M35:Sheet1.M35 Sheet1.Q36:Sheet1.Q49 Sheet1.S35:Sheet1.S35 Sheet1.W36:Sheet1.W49 Sheet1.A35:Sheet1.A35 Sheet1.E36:Sheet1.E4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.564cm" svg:height="10.818cm" svg:x="6.131cm" svg:y="22.402cm">
            <draw:object draw:notify-on-update-of-ranges="Sheet1.C36:Sheet1.C49 Sheet1.A1:Sheet1.A1 Sheet1.AH20:Sheet1.AH33 Sheet1.Y35:Sheet1.Y35 Sheet1.AC20:Sheet1.AC33 Sheet1.G35:Sheet1.G35 Sheet1.K20:Sheet1.K33 Sheet1.M35:Sheet1.M35 Sheet1.Q20:Sheet1.Q33 Sheet1.S35:Sheet1.S35 Sheet1.W20:Sheet1.W33 Sheet1.A35:Sheet1.A35 Sheet1.E20:Sheet1.E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fib_serial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765" calcext:value-type="float">
            <text:p>6765</text:p>
          </table:table-cell>
          <table:table-cell office:value-type="float" office:value="0.12134" calcext:value-type="float">
            <text:p>0.12134</text:p>
          </table:table-cell>
          <table:table-cell table:number-columns-repeated="3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946" calcext:value-type="float">
            <text:p>10946</text:p>
          </table:table-cell>
          <table:table-cell office:value-type="float" office:value="0.105918" calcext:value-type="float">
            <text:p>0.105918</text:p>
          </table:table-cell>
          <table:table-cell table:number-columns-repeated="3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7711" calcext:value-type="float">
            <text:p>17711</text:p>
          </table:table-cell>
          <table:table-cell office:value-type="float" office:value="0.170834" calcext:value-type="float">
            <text:p>0.170834</text:p>
          </table:table-cell>
          <table:table-cell table:number-columns-repeated="3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8657" calcext:value-type="float">
            <text:p>28657</text:p>
          </table:table-cell>
          <table:table-cell office:value-type="float" office:value="0.285655" calcext:value-type="float">
            <text:p>0.285655</text:p>
          </table:table-cell>
          <table:table-cell table:number-columns-repeated="3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6368" calcext:value-type="float">
            <text:p>46368</text:p>
          </table:table-cell>
          <table:table-cell office:value-type="float" office:value="0.454286" calcext:value-type="float">
            <text:p>0.454286</text:p>
          </table:table-cell>
          <table:table-cell table:number-columns-repeated="3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5025" calcext:value-type="float">
            <text:p>75025</text:p>
          </table:table-cell>
          <table:table-cell office:value-type="float" office:value="0.730727" calcext:value-type="float">
            <text:p>0.730727</text:p>
          </table:table-cell>
          <table:table-cell table:number-columns-repeated="3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1393" calcext:value-type="float">
            <text:p>121393</text:p>
          </table:table-cell>
          <table:table-cell office:value-type="float" office:value="1.174956" calcext:value-type="float">
            <text:p>1.174956</text:p>
          </table:table-cell>
          <table:table-cell table:number-columns-repeated="3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6418" calcext:value-type="float">
            <text:p>196418</text:p>
          </table:table-cell>
          <table:table-cell office:value-type="float" office:value="2.121577" calcext:value-type="float">
            <text:p>2.121577</text:p>
          </table:table-cell>
          <table:table-cell table:number-columns-repeated="3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17811" calcext:value-type="float">
            <text:p>317811</text:p>
          </table:table-cell>
          <table:table-cell office:value-type="float" office:value="3.064001" calcext:value-type="float">
            <text:p>3.064001</text:p>
          </table:table-cell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4229" calcext:value-type="float">
            <text:p>514229</text:p>
          </table:table-cell>
          <table:table-cell office:value-type="float" office:value="3.82154" calcext:value-type="float">
            <text:p>3.82154</text:p>
          </table:table-cell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32040" calcext:value-type="float">
            <text:p>832040</text:p>
          </table:table-cell>
          <table:table-cell office:value-type="float" office:value="6.120177" calcext:value-type="float">
            <text:p>6.120177</text:p>
          </table:table-cell>
          <table:table-cell table:number-columns-repeated="3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346269" calcext:value-type="float">
            <text:p>1346269</text:p>
          </table:table-cell>
          <table:table-cell office:value-type="float" office:value="10.126593" calcext:value-type="float">
            <text:p>10.126593</text:p>
          </table:table-cell>
          <table:table-cell table:number-columns-repeated="3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78309" calcext:value-type="float">
            <text:p>2178309</text:p>
          </table:table-cell>
          <table:table-cell office:value-type="float" office:value="15.866507" calcext:value-type="float">
            <text:p>15.866507</text:p>
          </table:table-cell>
          <table:table-cell table:number-columns-repeated="3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524578" calcext:value-type="float">
            <text:p>3524578</text:p>
          </table:table-cell>
          <table:table-cell office:value-type="float" office:value="25.309926" calcext:value-type="float">
            <text:p>25.309926</text:p>
          </table:table-cell>
          <table:table-cell table:number-columns-repeated="3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702887" calcext:value-type="float">
            <text:p>5702887</text:p>
          </table:table-cell>
          <table:table-cell office:value-type="float" office:value="42.994126" calcext:value-type="float">
            <text:p>42.994126</text:p>
          </table:table-cell>
          <table:table-cell table:number-columns-repeated="3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2">
          <table:table-cell office:value-type="string" calcext:value-type="string">
            <text:p>fib_cutoff_cilk</text:p>
          </table:table-cell>
          <table:table-cell table:number-columns-repeated="5"/>
          <table:table-cell office:value-type="string" calcext:value-type="string">
            <text:p>fib_cutoff_omp_compact</text:p>
          </table:table-cell>
          <table:table-cell table:number-columns-repeated="5"/>
          <table:table-cell office:value-type="string" calcext:value-type="string">
            <text:p>fib_cutoff_omp_scatter</text:p>
          </table:table-cell>
          <table:table-cell table:number-columns-repeated="5"/>
          <table:table-cell office:value-type="string" calcext:value-type="string">
            <text:p>fib_cutoff_omp_balanced</text:p>
          </table:table-cell>
          <table:table-cell table:number-columns-repeated="5"/>
          <table:table-cell office:value-type="string" calcext:value-type="string">
            <text:p>fib_cutoff_omp_none</text:p>
          </table:table-cell>
          <table:table-cell table:number-columns-repeated="5"/>
          <table:table-cell office:value-type="string" calcext:value-type="string">
            <text:p>fib_serial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3712" calcext:value-type="float">
            <text:p>73712</text:p>
          </table:table-cell>
          <table:table-cell office:value-type="float" office:value="1190.689399" calcext:value-type="float">
            <text:p>1190.6893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3712" calcext:value-type="float">
            <text:p>73712</text:p>
          </table:table-cell>
          <table:table-cell office:value-type="float" office:value="1602.804245" calcext:value-type="float">
            <text:p>1602.80424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3712" calcext:value-type="float">
            <text:p>73712</text:p>
          </table:table-cell>
          <table:table-cell office:value-type="float" office:value="1591.443596" calcext:value-type="float">
            <text:p>1591.4435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3712" calcext:value-type="float">
            <text:p>73712</text:p>
          </table:table-cell>
          <table:table-cell office:value-type="float" office:value="1527.243931" calcext:value-type="float">
            <text:p>1527.2439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3712" calcext:value-type="float">
            <text:p>73712</text:p>
          </table:table-cell>
          <table:table-cell office:value-type="float" office:value="1523.988319" calcext:value-type="float">
            <text:p>1523.9883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22.357568" calcext:value-type="float">
            <text:p>122.3575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01.409804" calcext:value-type="float">
            <text:p>101.4098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39.784487" calcext:value-type="float">
            <text:p>139.78448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32.770385" calcext:value-type="float">
            <text:p>132.7703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30.15091" calcext:value-type="float">
            <text:p>130.1509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3712" calcext:value-type="float">
            <text:p>73712</text:p>
          </table:table-cell>
          <table:table-cell office:value-type="float" office:value="89.527888" calcext:value-type="float">
            <text:p>89.5278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3712" calcext:value-type="float">
            <text:p>73712</text:p>
          </table:table-cell>
          <table:table-cell office:value-type="float" office:value="116.745288" calcext:value-type="float">
            <text:p>116.7452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3712" calcext:value-type="float">
            <text:p>73712</text:p>
          </table:table-cell>
          <table:table-cell office:value-type="float" office:value="106.799422" calcext:value-type="float">
            <text:p>106.7994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3712" calcext:value-type="float">
            <text:p>73712</text:p>
          </table:table-cell>
          <table:table-cell office:value-type="float" office:value="138.166359" calcext:value-type="float">
            <text:p>138.1663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3712" calcext:value-type="float">
            <text:p>73712</text:p>
          </table:table-cell>
          <table:table-cell office:value-type="float" office:value="143.534117" calcext:value-type="float">
            <text:p>143.53411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3712" calcext:value-type="float">
            <text:p>73712</text:p>
          </table:table-cell>
          <table:table-cell office:value-type="float" office:value="90.776842" calcext:value-type="float">
            <text:p>90.7768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3712" calcext:value-type="float">
            <text:p>73712</text:p>
          </table:table-cell>
          <table:table-cell office:value-type="float" office:value="119.300736" calcext:value-type="float">
            <text:p>119.3007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3712" calcext:value-type="float">
            <text:p>73712</text:p>
          </table:table-cell>
          <table:table-cell office:value-type="float" office:value="154.394183" calcext:value-type="float">
            <text:p>154.3941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3712" calcext:value-type="float">
            <text:p>73712</text:p>
          </table:table-cell>
          <table:table-cell office:value-type="float" office:value="227.441004" calcext:value-type="float">
            <text:p>227.4410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3712" calcext:value-type="float">
            <text:p>73712</text:p>
          </table:table-cell>
          <table:table-cell office:value-type="float" office:value="126.632807" calcext:value-type="float">
            <text:p>126.6328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712" calcext:value-type="float">
            <text:p>73712</text:p>
          </table:table-cell>
          <table:table-cell office:value-type="float" office:value="98.342823" calcext:value-type="float">
            <text:p>98.3428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712" calcext:value-type="float">
            <text:p>73712</text:p>
          </table:table-cell>
          <table:table-cell office:value-type="float" office:value="98.718323" calcext:value-type="float">
            <text:p>98.7183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712" calcext:value-type="float">
            <text:p>73712</text:p>
          </table:table-cell>
          <table:table-cell office:value-type="float" office:value="120.685163" calcext:value-type="float">
            <text:p>120.6851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712" calcext:value-type="float">
            <text:p>73712</text:p>
          </table:table-cell>
          <table:table-cell office:value-type="float" office:value="125.067405" calcext:value-type="float">
            <text:p>125.0674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712" calcext:value-type="float">
            <text:p>73712</text:p>
          </table:table-cell>
          <table:table-cell office:value-type="float" office:value="111.491147" calcext:value-type="float">
            <text:p>111.4911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3712" calcext:value-type="float">
            <text:p>73712</text:p>
          </table:table-cell>
          <table:table-cell office:value-type="float" office:value="88.719338" calcext:value-type="float">
            <text:p>88.7193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3712" calcext:value-type="float">
            <text:p>73712</text:p>
          </table:table-cell>
          <table:table-cell office:value-type="float" office:value="96.706336" calcext:value-type="float">
            <text:p>96.7063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3712" calcext:value-type="float">
            <text:p>73712</text:p>
          </table:table-cell>
          <table:table-cell office:value-type="float" office:value="123.303688" calcext:value-type="float">
            <text:p>123.3036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3712" calcext:value-type="float">
            <text:p>73712</text:p>
          </table:table-cell>
          <table:table-cell office:value-type="float" office:value="202.186129" calcext:value-type="float">
            <text:p>202.1861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3712" calcext:value-type="float">
            <text:p>73712</text:p>
          </table:table-cell>
          <table:table-cell office:value-type="float" office:value="122.099792" calcext:value-type="float">
            <text:p>122.09979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3712" calcext:value-type="float">
            <text:p>73712</text:p>
          </table:table-cell>
          <table:table-cell office:value-type="float" office:value="91.735488" calcext:value-type="float">
            <text:p>91.7354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3712" calcext:value-type="float">
            <text:p>73712</text:p>
          </table:table-cell>
          <table:table-cell office:value-type="float" office:value="132.409008" calcext:value-type="float">
            <text:p>132.4090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3712" calcext:value-type="float">
            <text:p>73712</text:p>
          </table:table-cell>
          <table:table-cell office:value-type="float" office:value="134.104902" calcext:value-type="float">
            <text:p>134.1049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3712" calcext:value-type="float">
            <text:p>73712</text:p>
          </table:table-cell>
          <table:table-cell office:value-type="float" office:value="203.256594" calcext:value-type="float">
            <text:p>203.2565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3712" calcext:value-type="float">
            <text:p>73712</text:p>
          </table:table-cell>
          <table:table-cell office:value-type="float" office:value="145.583747" calcext:value-type="float">
            <text:p>145.5837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73712" calcext:value-type="float">
            <text:p>73712</text:p>
          </table:table-cell>
          <table:table-cell office:value-type="float" office:value="110.264981" calcext:value-type="float">
            <text:p>110.2649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73712" calcext:value-type="float">
            <text:p>73712</text:p>
          </table:table-cell>
          <table:table-cell office:value-type="float" office:value="186.169083" calcext:value-type="float">
            <text:p>186.1690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73712" calcext:value-type="float">
            <text:p>73712</text:p>
          </table:table-cell>
          <table:table-cell office:value-type="float" office:value="159.718168" calcext:value-type="float">
            <text:p>159.7181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73712" calcext:value-type="float">
            <text:p>73712</text:p>
          </table:table-cell>
          <table:table-cell office:value-type="float" office:value="202.166985" calcext:value-type="float">
            <text:p>202.1669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73712" calcext:value-type="float">
            <text:p>73712</text:p>
          </table:table-cell>
          <table:table-cell office:value-type="float" office:value="164.243278" calcext:value-type="float">
            <text:p>164.2432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3712" calcext:value-type="float">
            <text:p>73712</text:p>
          </table:table-cell>
          <table:table-cell office:value-type="float" office:value="135.057902" calcext:value-type="float">
            <text:p>135.0579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3712" calcext:value-type="float">
            <text:p>73712</text:p>
          </table:table-cell>
          <table:table-cell office:value-type="float" office:value="283.477322" calcext:value-type="float">
            <text:p>283.4773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3712" calcext:value-type="float">
            <text:p>73712</text:p>
          </table:table-cell>
          <table:table-cell office:value-type="float" office:value="459.212548" calcext:value-type="float">
            <text:p>459.2125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3712" calcext:value-type="float">
            <text:p>73712</text:p>
          </table:table-cell>
          <table:table-cell office:value-type="float" office:value="300.147407" calcext:value-type="float">
            <text:p>300.1474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3712" calcext:value-type="float">
            <text:p>73712</text:p>
          </table:table-cell>
          <table:table-cell office:value-type="float" office:value="342.674239" calcext:value-type="float">
            <text:p>342.6742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3712" calcext:value-type="float">
            <text:p>73712</text:p>
          </table:table-cell>
          <table:table-cell office:value-type="float" office:value="175.101552" calcext:value-type="float">
            <text:p>175.1015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3712" calcext:value-type="float">
            <text:p>73712</text:p>
          </table:table-cell>
          <table:table-cell office:value-type="float" office:value="495.928981" calcext:value-type="float">
            <text:p>495.9289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3712" calcext:value-type="float">
            <text:p>73712</text:p>
          </table:table-cell>
          <table:table-cell office:value-type="float" office:value="526.505435" calcext:value-type="float">
            <text:p>526.5054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3712" calcext:value-type="float">
            <text:p>73712</text:p>
          </table:table-cell>
          <table:table-cell office:value-type="float" office:value="665.164965" calcext:value-type="float">
            <text:p>665.1649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3712" calcext:value-type="float">
            <text:p>73712</text:p>
          </table:table-cell>
          <table:table-cell office:value-type="float" office:value="607.004939" calcext:value-type="float">
            <text:p>607.00493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3712" calcext:value-type="float">
            <text:p>73712</text:p>
          </table:table-cell>
          <table:table-cell office:value-type="float" office:value="226.499401" calcext:value-type="float">
            <text:p>226.4994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3712" calcext:value-type="float">
            <text:p>73712</text:p>
          </table:table-cell>
          <table:table-cell office:value-type="float" office:value="796.841803" calcext:value-type="float">
            <text:p>796.8418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3712" calcext:value-type="float">
            <text:p>73712</text:p>
          </table:table-cell>
          <table:table-cell office:value-type="float" office:value="1053.459494" calcext:value-type="float">
            <text:p>1053.4594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3712" calcext:value-type="float">
            <text:p>73712</text:p>
          </table:table-cell>
          <table:table-cell office:value-type="float" office:value="868.35071" calcext:value-type="float">
            <text:p>868.3507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73712" calcext:value-type="float">
            <text:p>73712</text:p>
          </table:table-cell>
          <table:table-cell office:value-type="float" office:value="879.371027" calcext:value-type="float">
            <text:p>879.3710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3712" calcext:value-type="float">
            <text:p>73712</text:p>
          </table:table-cell>
          <table:table-cell office:value-type="float" office:value="258.199629" calcext:value-type="float">
            <text:p>258.1996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3712" calcext:value-type="float">
            <text:p>73712</text:p>
          </table:table-cell>
          <table:table-cell office:value-type="float" office:value="1037.27196" calcext:value-type="float">
            <text:p>1037.271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3712" calcext:value-type="float">
            <text:p>73712</text:p>
          </table:table-cell>
          <table:table-cell office:value-type="float" office:value="1057.223338" calcext:value-type="float">
            <text:p>1057.2233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3712" calcext:value-type="float">
            <text:p>73712</text:p>
          </table:table-cell>
          <table:table-cell office:value-type="float" office:value="1169.900087" calcext:value-type="float">
            <text:p>1169.90008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3712" calcext:value-type="float">
            <text:p>73712</text:p>
          </table:table-cell>
          <table:table-cell office:value-type="float" office:value="1188.766848" calcext:value-type="float">
            <text:p>1188.7668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3712" calcext:value-type="float">
            <text:p>73712</text:p>
          </table:table-cell>
          <table:table-cell office:value-type="float" office:value="264.506243" calcext:value-type="float">
            <text:p>264.5062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3712" calcext:value-type="float">
            <text:p>73712</text:p>
          </table:table-cell>
          <table:table-cell office:value-type="float" office:value="1113.889339" calcext:value-type="float">
            <text:p>1113.8893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3712" calcext:value-type="float">
            <text:p>73712</text:p>
          </table:table-cell>
          <table:table-cell office:value-type="float" office:value="1153.478696" calcext:value-type="float">
            <text:p>1153.4786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3712" calcext:value-type="float">
            <text:p>73712</text:p>
          </table:table-cell>
          <table:table-cell office:value-type="float" office:value="1213.149951" calcext:value-type="float">
            <text:p>1213.1499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3712" calcext:value-type="float">
            <text:p>73712</text:p>
          </table:table-cell>
          <table:table-cell office:value-type="float" office:value="1149.013722" calcext:value-type="float">
            <text:p>1149.0137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office:value-type="float" office:value="262.939387" calcext:value-type="float">
            <text:p>262.93938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office:value-type="float" office:value="1110.719951" calcext:value-type="float">
            <text:p>1110.7199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office:value-type="float" office:value="1120.179032" calcext:value-type="float">
            <text:p>1120.1790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office:value-type="float" office:value="1156.590627" calcext:value-type="float">
            <text:p>1156.5906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office:value-type="float" office:value="1130.260346" calcext:value-type="float">
            <text:p>1130.2603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fib_cutoff_cilk</text:p>
          </table:table-cell>
          <table:table-cell table:number-columns-repeated="5"/>
          <table:table-cell office:value-type="string" calcext:value-type="string">
            <text:p>fib_cutoff_omp_compact</text:p>
          </table:table-cell>
          <table:table-cell table:number-columns-repeated="5"/>
          <table:table-cell office:value-type="string" calcext:value-type="string">
            <text:p>fib_cutoff_omp_scatter</text:p>
          </table:table-cell>
          <table:table-cell table:number-columns-repeated="5"/>
          <table:table-cell office:value-type="string" calcext:value-type="string">
            <text:p>fib_cutoff_omp_balanced</text:p>
          </table:table-cell>
          <table:table-cell table:number-columns-repeated="5"/>
          <table:table-cell office:value-type="string" calcext:value-type="string">
            <text:p>fib_cutoff_omp_none</text:p>
          </table:table-cell>
          <table:table-cell table:number-columns-repeated="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227465" calcext:value-type="float">
            <text:p>9227465</text:p>
          </table:table-cell>
          <table:table-cell table:formula="of:=[.AH20]/[.E20]" office:value-type="float" office:value="0.96260271567262" calcext:value-type="float">
            <text:p>0.96260271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0]/[.K20]" office:value-type="float" office:value="0.715097213259502" calcext:value-type="float">
            <text:p>0.71509721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0]/[.Q20]" office:value-type="float" office:value="0.720201992631601" calcext:value-type="float">
            <text:p>0.72020199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0]/[.W20]" office:value-type="float" office:value="0.7504766106679" calcext:value-type="float">
            <text:p>0.75047661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0]/[.AC20]" office:value-type="float" office:value="0.752079812365019" calcext:value-type="float">
            <text:p>0.752079812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1]/[.E21]" office:value-type="float" office:value="9.3673065567959" calcext:value-type="float">
            <text:p>9.36730655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1]/[.K21]" office:value-type="float" office:value="11.3022686544193" calcext:value-type="float">
            <text:p>11.30226865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1]/[.Q21]" office:value-type="float" office:value="8.19948531913988" calcext:value-type="float">
            <text:p>8.199485319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1]/[.W21]" office:value-type="float" office:value="8.63265440557395" calcext:value-type="float">
            <text:p>8.63265440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1]/[.AC21]" office:value-type="float" office:value="8.80639904092872" calcext:value-type="float">
            <text:p>8.8063990409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2]/[.E22]" office:value-type="float" office:value="12.8022773082729" calcext:value-type="float">
            <text:p>12.80227730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2]/[.K22]" office:value-type="float" office:value="9.81761978265024" calcext:value-type="float">
            <text:p>9.81761978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2]/[.Q22]" office:value-type="float" office:value="10.7319012363194" calcext:value-type="float">
            <text:p>10.731901236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2]/[.W22]" office:value-type="float" office:value="8.29551315743943" calcext:value-type="float">
            <text:p>8.29551315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2]/[.AC22]" office:value-type="float" office:value="7.98528512214277" calcext:value-type="float">
            <text:p>7.985285122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3]/[.E23]" office:value-type="float" office:value="12.6261370603749" calcext:value-type="float">
            <text:p>12.62613706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3]/[.K23]" office:value-type="float" office:value="9.60732420795795" calcext:value-type="float">
            <text:p>9.60732420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3]/[.Q23]" office:value-type="float" office:value="7.4236012440961" calcext:value-type="float">
            <text:p>7.42360124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3]/[.W23]" office:value-type="float" office:value="5.03937649255189" calcext:value-type="float">
            <text:p>5.03937649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3]/[.AC23]" office:value-type="float" office:value="9.05105774840796" calcext:value-type="float">
            <text:p>9.051057748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4]/[.E24]" office:value-type="float" office:value="11.6547482982058" calcext:value-type="float">
            <text:p>11.65474829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4]/[.K24]" office:value-type="float" office:value="11.6104165282467" calcext:value-type="float">
            <text:p>11.61041652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4]/[.Q24]" office:value-type="float" office:value="9.49711481103937" calcext:value-type="float">
            <text:p>9.4971148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4]/[.W24]" office:value-type="float" office:value="9.16434501059649" calcext:value-type="float">
            <text:p>9.16434501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4]/[.AC24]" office:value-type="float" office:value="10.2802857432259" calcext:value-type="float">
            <text:p>10.2802857432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5]/[.E25]" office:value-type="float" office:value="12.918951773513" calcext:value-type="float">
            <text:p>12.91895177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5]/[.K25]" office:value-type="float" office:value="11.8519726463424" calcext:value-type="float">
            <text:p>11.851972646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5]/[.Q25]" office:value-type="float" office:value="9.29543039296603" calcext:value-type="float">
            <text:p>9.29543039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5]/[.W25]" office:value-type="float" office:value="5.66884016558821" calcext:value-type="float">
            <text:p>5.66884016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5]/[.AC25]" office:value-type="float" office:value="9.38708273147591" calcext:value-type="float">
            <text:p>9.387082731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6]/[.E26]" office:value-type="float" office:value="12.4941925310301" calcext:value-type="float">
            <text:p>12.4941925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6]/[.K26]" office:value-type="float" office:value="8.65621505902378" calcext:value-type="float">
            <text:p>8.6562150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6]/[.Q26]" office:value-type="float" office:value="8.54674834332305" calcext:value-type="float">
            <text:p>8.54674834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6]/[.W26]" office:value-type="float" office:value="5.63898482427586" calcext:value-type="float">
            <text:p>5.638984824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6]/[.AC26]" office:value-type="float" office:value="7.87286268294771" calcext:value-type="float">
            <text:p>7.8728626829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7]/[.E27]" office:value-type="float" office:value="10.3946043304537" calcext:value-type="float">
            <text:p>10.39460433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7]/[.K27]" office:value-type="float" office:value="6.15655849258279" calcext:value-type="float">
            <text:p>6.15655849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7]/[.Q27]" office:value-type="float" office:value="7.17614572814284" calcext:value-type="float">
            <text:p>7.176145728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7]/[.W27]" office:value-type="float" office:value="5.66937697072546" calcext:value-type="float">
            <text:p>5.66937697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7]/[.AC27]" office:value-type="float" office:value="6.97843383885702" calcext:value-type="float">
            <text:p>6.9784338389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8]/[.E28]" office:value-type="float" office:value="8.48644049720245" calcext:value-type="float">
            <text:p>8.48644049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8]/[.K28]" office:value-type="float" office:value="4.04321883991835" calcext:value-type="float">
            <text:p>4.04321883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8]/[.Q28]" office:value-type="float" office:value="2.49592667707329" calcext:value-type="float">
            <text:p>2.49592667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8]/[.W28]" office:value-type="float" office:value="3.81865983936353" calcext:value-type="float">
            <text:p>3.818659839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8]/[.AC28]" office:value-type="float" office:value="3.34475346715514" calcext:value-type="float">
            <text:p>3.3447534672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9]/[.E29]" office:value-type="float" office:value="6.54569211927945" calcext:value-type="float">
            <text:p>6.545692119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29]/[.K29]" office:value-type="float" office:value="2.31113908021439" calcext:value-type="float">
            <text:p>2.31113908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29]/[.Q29]" office:value-type="float" office:value="2.17692121069937" calcext:value-type="float">
            <text:p>2.17692121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29]/[.W29]" office:value-type="float" office:value="1.72312269784083" calcext:value-type="float">
            <text:p>1.72312269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29]/[.AC29]" office:value-type="float" office:value="1.88822326699388" calcext:value-type="float">
            <text:p>1.888223267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30]/[.E30]" office:value-type="float" office:value="5.06032618161317" calcext:value-type="float">
            <text:p>5.060326181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0]/[.K30]" office:value-type="float" office:value="1.43837941820429" calcext:value-type="float">
            <text:p>1.43837941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0]/[.Q30]" office:value-type="float" office:value="1.0879970758515" calcext:value-type="float">
            <text:p>1.08799707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0]/[.W30]" office:value-type="float" office:value="1.31992849870532" calcext:value-type="float">
            <text:p>1.319928498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0]/[.AC30]" office:value-type="float" office:value="1.30338709578613" calcext:value-type="float">
            <text:p>1.3033870958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1]/[.E31]" office:value-type="float" office:value="4.43904917074842" calcext:value-type="float">
            <text:p>4.43904917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1]/[.K31]" office:value-type="float" office:value="1.1049762195442" calcext:value-type="float">
            <text:p>1.104976219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1]/[.Q31]" office:value-type="float" office:value="1.08412367359223" calcext:value-type="float">
            <text:p>1.08412367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1]/[.W31]" office:value-type="float" office:value="0.979708320168712" calcext:value-type="float">
            <text:p>0.97970832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1]/[.AC31]" office:value-type="float" office:value="0.964159499340278" calcext:value-type="float">
            <text:p>0.9641594993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2]/[.E32]" office:value-type="float" office:value="4.33320906153433" calcext:value-type="float">
            <text:p>4.33320906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2]/[.K32]" office:value-type="float" office:value="1.0289719174698" calcext:value-type="float">
            <text:p>1.0289719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2]/[.Q32]" office:value-type="float" office:value="0.993655845551915" calcext:value-type="float">
            <text:p>0.99365584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2]/[.W32]" office:value-type="float" office:value="0.944780855866349" calcext:value-type="float">
            <text:p>0.94478085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2]/[.AC32]" office:value-type="float" office:value="0.997517111462312" calcext:value-type="float">
            <text:p>0.997517111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3]/[.E33]" office:value-type="float" office:value="4.35903065751043" calcext:value-type="float">
            <text:p>4.3590306575</text:p>
          </table:table-cell>
          <table:table-cell table:number-columns-repeated="5"/>
          <table:table-cell table:formula="of:=[.AH33]/[.K33]" office:value-type="float" office:value="1.03190804123766" calcext:value-type="float">
            <text:p>1.0319080412</text:p>
          </table:table-cell>
          <table:table-cell table:number-columns-repeated="5"/>
          <table:table-cell table:formula="of:=[.AH33]/[.Q33]" office:value-type="float" office:value="1.02319434327708" calcext:value-type="float">
            <text:p>1.0231943433</text:p>
          </table:table-cell>
          <table:table-cell table:number-columns-repeated="5"/>
          <table:table-cell table:formula="of:=[.AH33]/[.W33]" office:value-type="float" office:value="0.990982308038365" calcext:value-type="float">
            <text:p>0.990982308</text:p>
          </table:table-cell>
          <table:table-cell table:number-columns-repeated="5"/>
          <table:table-cell table:formula="of:=[.AH33]/[.AC33]" office:value-type="float" office:value="1.01406800040033" calcext:value-type="float">
            <text:p>1.0140680004</text:p>
          </table:table-cell>
          <table:table-cell table:number-columns-repeated="5"/>
        </table:table-row>
        <table:table-row table:style-name="ro1" table:number-rows-repeated="4">
          <table:table-cell table:number-columns-repeated="34"/>
        </table:table-row>
        <table:table-row table:style-name="ro2" table:number-rows-repeated="2">
          <table:table-cell table:number-columns-repeated="34"/>
        </table:table-row>
        <table:table-row table:style-name="ro1" table:number-rows-repeated="6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3">
          <table:table-cell table:number-columns-repeated="34"/>
        </table:table-row>
        <table:table-row table:style-name="ro2" table:number-rows-repeated="3">
          <table:table-cell table:number-columns-repeated="34"/>
        </table:table-row>
        <table:table-row table:style-name="ro1" table:number-rows-repeated="3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2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6">
          <table:table-cell table:number-columns-repeated="34"/>
        </table:table-row>
        <table:table-row table:style-name="ro2" table:number-rows-repeated="4">
          <table:table-cell table:number-columns-repeated="34"/>
        </table:table-row>
        <table:table-row table:style-name="ro1" table:number-rows-repeated="2">
          <table:table-cell table:number-columns-repeated="34"/>
        </table:table-row>
        <table:table-row table:style-name="ro2" table:number-rows-repeated="4">
          <table:table-cell table:number-columns-repeated="34"/>
        </table:table-row>
        <table:table-row table:style-name="ro1" table:number-rows-repeated="14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4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1048421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6:48:52.248421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8:19:38.032716995</meta:creation-date>
    <dc:date>2015-09-13T16:53:53.254801416</dc:date>
    <meta:editing-duration>PT4H10M13S</meta:editing-duration>
    <meta:editing-cycles>38</meta:editing-cycles>
    <meta:generator>LibreOffice/4.2.7.2$Linux_X86_64 LibreOffice_project/420m0$Build-2</meta:generator>
    <dc:creator>Farmer </dc:creator>
    <meta:document-statistic meta:table-count="1" meta:cell-count="8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65cm" svg:height="10.819cm" xlink:href=".." xlink:type="simple" chart:class="chart:line" chart:style-name="ch1">
        <chart:plot-area chart:style-name="ch2" table:cell-range-address="Sheet1.C36:Sheet1.C49 Sheet1.A1:Sheet1.A1 Sheet1.AH20:Sheet1.AH33 Sheet1.Y35:Sheet1.Y35 Sheet1.AC20:Sheet1.AC33 Sheet1.G35:Sheet1.G35 Sheet1.K20:Sheet1.K33 Sheet1.M35:Sheet1.M35 Sheet1.Q20:Sheet1.Q33 Sheet1.S35:Sheet1.S35 Sheet1.W20:Sheet1.W33 Sheet1.A35:Sheet1.A35 Sheet1.E20:Sheet1.E33" chart:data-source-has-labels="both" svg:x="1.336cm" svg:y="0.216cm" svg:width="16.858cm" svg:height="9.452cm">
          <chartooo:coordinate-region svg:x="2.222cm" svg:y="0.389cm" svg:width="15.838cm" svg:height="8.738cm"/>
          <chart:axis chart:dimension="x" chart:name="primary-x" chart:style-name="ch3" chartooo:axis-type="auto">
            <chartooo:date-scale/>
            <chart:title svg:x="9.634cm" svg:y="9.884cm" chart:style-name="ch4">
              <text:p>c</text:p>
            </chart:title>
            <chart:categories table:cell-range-address="Sheet1.C36:Sheet1.C49"/>
          </chart:axis>
          <chart:axis chart:dimension="y" chart:name="primary-y" chart:style-name="ch5">
            <chart:title svg:x="0.451cm" svg:y="6.409cm" chart:style-name="ch6">
              <text:p>nqueens 13 32 c (ms)</text:p>
            </chart:title>
          </chart:axis>
          <chart:series chart:style-name="ch7" chart:values-cell-range-address="Sheet1.AH20:Sheet1.AH33" chart:label-cell-address="Sheet1.A1:Sheet1.A1" chart:class="chart:line">
            <chart:data-point chart:repeated="14"/>
          </chart:series>
          <chart:series chart:style-name="ch8" chart:values-cell-range-address="Sheet1.AC20:Sheet1.AC33" chart:label-cell-address="Sheet1.Y35:Sheet1.Y35" chart:class="chart:line">
            <chart:data-point chart:repeated="14"/>
          </chart:series>
          <chart:series chart:style-name="ch9" chart:values-cell-range-address="Sheet1.K20:Sheet1.K33" chart:label-cell-address="Sheet1.G35:Sheet1.G35" chart:class="chart:line">
            <chart:data-point chart:repeated="14"/>
          </chart:series>
          <chart:series chart:style-name="ch10" chart:values-cell-range-address="Sheet1.Q20:Sheet1.Q33" chart:label-cell-address="Sheet1.M35:Sheet1.M35" chart:class="chart:line">
            <chart:data-point chart:repeated="14"/>
          </chart:series>
          <chart:series chart:style-name="ch11" chart:values-cell-range-address="Sheet1.W20:Sheet1.W33" chart:label-cell-address="Sheet1.S35:Sheet1.S35" chart:class="chart:line">
            <chart:data-point chart:repeated="14"/>
          </chart:series>
          <chart:series chart:style-name="ch12" chart:values-cell-range-address="Sheet1.E20:Sheet1.E33" chart:label-cell-address="Sheet1.A35:Sheet1.A35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serial</text:p>
                <draw:g>
                  <svg:desc>Sheet1.A1:Sheet1.A1</svg:desc>
                </draw:g>
              </table:table-cell>
              <table:table-cell office:value-type="string">
                <text:p>fib_cutoff_omp_none</text:p>
                <draw:g>
                  <svg:desc>Sheet1.Y35:Sheet1.Y35</svg:desc>
                </draw:g>
              </table:table-cell>
              <table:table-cell office:value-type="string">
                <text:p>fib_cutoff_omp_compact</text:p>
                <draw:g>
                  <svg:desc>Sheet1.G35:Sheet1.G35</svg:desc>
                </draw:g>
              </table:table-cell>
              <table:table-cell office:value-type="string">
                <text:p>fib_cutoff_omp_scatter</text:p>
                <draw:g>
                  <svg:desc>Sheet1.M35:Sheet1.M35</svg:desc>
                </draw:g>
              </table:table-cell>
              <table:table-cell office:value-type="string">
                <text:p>fib_cutoff_omp_balanced</text:p>
                <draw:g>
                  <svg:desc>Sheet1.S35:Sheet1.S35</svg:desc>
                </draw:g>
              </table:table-cell>
              <table:table-cell office:value-type="string">
                <text:p>fib_cutoff_cilk</text:p>
                <draw:g>
                  <svg:desc>Sheet1.A35:Sheet1.A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36:Sheet1.C49</svg:desc>
                </draw:g>
              </table:table-cell>
              <table:table-cell office:value-type="float" office:value="1146.160849">
                <text:p>1146.160849</text:p>
                <draw:g>
                  <svg:desc>Sheet1.AH20:Sheet1.AH33</svg:desc>
                </draw:g>
              </table:table-cell>
              <table:table-cell office:value-type="float" office:value="1523.988319">
                <text:p>1523.988319</text:p>
                <draw:g>
                  <svg:desc>Sheet1.AC20:Sheet1.AC33</svg:desc>
                </draw:g>
              </table:table-cell>
              <table:table-cell office:value-type="float" office:value="1602.804245">
                <text:p>1602.804245</text:p>
                <draw:g>
                  <svg:desc>Sheet1.K20:Sheet1.K33</svg:desc>
                </draw:g>
              </table:table-cell>
              <table:table-cell office:value-type="float" office:value="1591.443596">
                <text:p>1591.443596</text:p>
                <draw:g>
                  <svg:desc>Sheet1.Q20:Sheet1.Q33</svg:desc>
                </draw:g>
              </table:table-cell>
              <table:table-cell office:value-type="float" office:value="1527.243931">
                <text:p>1527.243931</text:p>
                <draw:g>
                  <svg:desc>Sheet1.W20:Sheet1.W33</svg:desc>
                </draw:g>
              </table:table-cell>
              <table:table-cell office:value-type="float" office:value="1190.689399">
                <text:p>1190.689399</text:p>
                <draw:g>
                  <svg:desc>Sheet1.E20:Sheet1.E3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130.15091">
                <text:p>130.15091</text:p>
              </table:table-cell>
              <table:table-cell office:value-type="float" office:value="101.409804">
                <text:p>101.409804</text:p>
              </table:table-cell>
              <table:table-cell office:value-type="float" office:value="139.784487">
                <text:p>139.784487</text:p>
              </table:table-cell>
              <table:table-cell office:value-type="float" office:value="132.770385">
                <text:p>132.770385</text:p>
              </table:table-cell>
              <table:table-cell office:value-type="float" office:value="122.357568">
                <text:p>122.35756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143.534117">
                <text:p>143.534117</text:p>
              </table:table-cell>
              <table:table-cell office:value-type="float" office:value="116.745288">
                <text:p>116.745288</text:p>
              </table:table-cell>
              <table:table-cell office:value-type="float" office:value="106.799422">
                <text:p>106.799422</text:p>
              </table:table-cell>
              <table:table-cell office:value-type="float" office:value="138.166359">
                <text:p>138.166359</text:p>
              </table:table-cell>
              <table:table-cell office:value-type="float" office:value="89.527888">
                <text:p>89.52788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126.632807">
                <text:p>126.632807</text:p>
              </table:table-cell>
              <table:table-cell office:value-type="float" office:value="119.300736">
                <text:p>119.300736</text:p>
              </table:table-cell>
              <table:table-cell office:value-type="float" office:value="154.394183">
                <text:p>154.394183</text:p>
              </table:table-cell>
              <table:table-cell office:value-type="float" office:value="227.441004">
                <text:p>227.441004</text:p>
              </table:table-cell>
              <table:table-cell office:value-type="float" office:value="90.776842">
                <text:p>90.7768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111.491147">
                <text:p>111.491147</text:p>
              </table:table-cell>
              <table:table-cell office:value-type="float" office:value="98.718323">
                <text:p>98.718323</text:p>
              </table:table-cell>
              <table:table-cell office:value-type="float" office:value="120.685163">
                <text:p>120.685163</text:p>
              </table:table-cell>
              <table:table-cell office:value-type="float" office:value="125.067405">
                <text:p>125.067405</text:p>
              </table:table-cell>
              <table:table-cell office:value-type="float" office:value="98.342823">
                <text:p>98.34282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22.099792">
                <text:p>122.099792</text:p>
              </table:table-cell>
              <table:table-cell office:value-type="float" office:value="96.706336">
                <text:p>96.706336</text:p>
              </table:table-cell>
              <table:table-cell office:value-type="float" office:value="123.303688">
                <text:p>123.303688</text:p>
              </table:table-cell>
              <table:table-cell office:value-type="float" office:value="202.186129">
                <text:p>202.186129</text:p>
              </table:table-cell>
              <table:table-cell office:value-type="float" office:value="88.719338">
                <text:p>88.71933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45.583747">
                <text:p>145.583747</text:p>
              </table:table-cell>
              <table:table-cell office:value-type="float" office:value="132.409008">
                <text:p>132.409008</text:p>
              </table:table-cell>
              <table:table-cell office:value-type="float" office:value="134.104902">
                <text:p>134.104902</text:p>
              </table:table-cell>
              <table:table-cell office:value-type="float" office:value="203.256594">
                <text:p>203.256594</text:p>
              </table:table-cell>
              <table:table-cell office:value-type="float" office:value="91.735488">
                <text:p>91.7354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64.243278">
                <text:p>164.243278</text:p>
              </table:table-cell>
              <table:table-cell office:value-type="float" office:value="186.169083">
                <text:p>186.169083</text:p>
              </table:table-cell>
              <table:table-cell office:value-type="float" office:value="159.718168">
                <text:p>159.718168</text:p>
              </table:table-cell>
              <table:table-cell office:value-type="float" office:value="202.166985">
                <text:p>202.166985</text:p>
              </table:table-cell>
              <table:table-cell office:value-type="float" office:value="110.264981">
                <text:p>110.2649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342.674239">
                <text:p>342.674239</text:p>
              </table:table-cell>
              <table:table-cell office:value-type="float" office:value="283.477322">
                <text:p>283.477322</text:p>
              </table:table-cell>
              <table:table-cell office:value-type="float" office:value="459.212548">
                <text:p>459.212548</text:p>
              </table:table-cell>
              <table:table-cell office:value-type="float" office:value="300.147407">
                <text:p>300.147407</text:p>
              </table:table-cell>
              <table:table-cell office:value-type="float" office:value="135.057902">
                <text:p>135.0579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607.004939">
                <text:p>607.004939</text:p>
              </table:table-cell>
              <table:table-cell office:value-type="float" office:value="495.928981">
                <text:p>495.928981</text:p>
              </table:table-cell>
              <table:table-cell office:value-type="float" office:value="526.505435">
                <text:p>526.505435</text:p>
              </table:table-cell>
              <table:table-cell office:value-type="float" office:value="665.164965">
                <text:p>665.164965</text:p>
              </table:table-cell>
              <table:table-cell office:value-type="float" office:value="175.101552">
                <text:p>175.1015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879.371027">
                <text:p>879.371027</text:p>
              </table:table-cell>
              <table:table-cell office:value-type="float" office:value="796.841803">
                <text:p>796.841803</text:p>
              </table:table-cell>
              <table:table-cell office:value-type="float" office:value="1053.459494">
                <text:p>1053.459494</text:p>
              </table:table-cell>
              <table:table-cell office:value-type="float" office:value="868.35071">
                <text:p>868.35071</text:p>
              </table:table-cell>
              <table:table-cell office:value-type="float" office:value="226.499401">
                <text:p>226.4994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88.766848">
                <text:p>1188.766848</text:p>
              </table:table-cell>
              <table:table-cell office:value-type="float" office:value="1037.27196">
                <text:p>1037.27196</text:p>
              </table:table-cell>
              <table:table-cell office:value-type="float" office:value="1057.223338">
                <text:p>1057.223338</text:p>
              </table:table-cell>
              <table:table-cell office:value-type="float" office:value="1169.900087">
                <text:p>1169.900087</text:p>
              </table:table-cell>
              <table:table-cell office:value-type="float" office:value="258.199629">
                <text:p>258.1996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49.013722">
                <text:p>1149.013722</text:p>
              </table:table-cell>
              <table:table-cell office:value-type="float" office:value="1113.889339">
                <text:p>1113.889339</text:p>
              </table:table-cell>
              <table:table-cell office:value-type="float" office:value="1153.478696">
                <text:p>1153.478696</text:p>
              </table:table-cell>
              <table:table-cell office:value-type="float" office:value="1213.149951">
                <text:p>1213.149951</text:p>
              </table:table-cell>
              <table:table-cell office:value-type="float" office:value="264.506243">
                <text:p>264.5062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30.260346">
                <text:p>1130.260346</text:p>
              </table:table-cell>
              <table:table-cell office:value-type="float" office:value="1110.719951">
                <text:p>1110.719951</text:p>
              </table:table-cell>
              <table:table-cell office:value-type="float" office:value="1120.179032">
                <text:p>1120.179032</text:p>
              </table:table-cell>
              <table:table-cell office:value-type="float" office:value="1156.590627">
                <text:p>1156.590627</text:p>
              </table:table-cell>
              <table:table-cell office:value-type="float" office:value="262.939387">
                <text:p>262.939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65cm" svg:height="10.819cm" xlink:href=".." xlink:type="simple" chart:class="chart:line" chart:style-name="ch1">
        <chart:plot-area chart:style-name="ch2" table:cell-range-address="Sheet1.C36:Sheet1.C49 Sheet1.Y35:Sheet1.Y35 Sheet1.AC36:Sheet1.AC49 Sheet1.G35:Sheet1.G35 Sheet1.K36:Sheet1.K49 Sheet1.M35:Sheet1.M35 Sheet1.Q36:Sheet1.Q49 Sheet1.S35:Sheet1.S35 Sheet1.W36:Sheet1.W49 Sheet1.A35:Sheet1.A35 Sheet1.E36:Sheet1.E49" chart:data-source-has-labels="both" svg:x="1.336cm" svg:y="0.216cm" svg:width="16.858cm" svg:height="9.452cm">
          <chartooo:coordinate-region svg:x="1.905cm" svg:y="0.389cm" svg:width="16.156cm" svg:height="8.738cm"/>
          <chart:axis chart:dimension="x" chart:name="primary-x" chart:style-name="ch3" chartooo:axis-type="auto">
            <chartooo:date-scale/>
            <chart:title svg:x="9.634cm" svg:y="9.884cm" chart:style-name="ch4">
              <text:p>c</text:p>
            </chart:title>
            <chart:categories table:cell-range-address="Sheet1.C36:Sheet1.C49"/>
          </chart:axis>
          <chart:axis chart:dimension="y" chart:name="primary-y" chart:style-name="ch5">
            <chart:title svg:x="0.451cm" svg:y="6.065cm" chart:style-name="ch6">
              <text:p>nqueens 13 32 c</text:p>
            </chart:title>
          </chart:axis>
          <chart:series chart:style-name="ch7" chart:values-cell-range-address="Sheet1.AC36:Sheet1.AC49" chart:label-cell-address="Sheet1.Y35:Sheet1.Y35" chart:class="chart:line">
            <chart:data-point chart:repeated="14"/>
          </chart:series>
          <chart:series chart:style-name="ch8" chart:values-cell-range-address="Sheet1.K36:Sheet1.K49" chart:label-cell-address="Sheet1.G35:Sheet1.G35" chart:class="chart:line">
            <chart:data-point chart:repeated="14"/>
          </chart:series>
          <chart:series chart:style-name="ch9" chart:values-cell-range-address="Sheet1.Q36:Sheet1.Q49" chart:label-cell-address="Sheet1.M35:Sheet1.M35" chart:class="chart:line">
            <chart:data-point chart:repeated="14"/>
          </chart:series>
          <chart:series chart:style-name="ch10" chart:values-cell-range-address="Sheet1.W36:Sheet1.W49" chart:label-cell-address="Sheet1.S35:Sheet1.S35" chart:class="chart:line">
            <chart:data-point chart:repeated="14"/>
          </chart:series>
          <chart:series chart:style-name="ch11" chart:values-cell-range-address="Sheet1.E36:Sheet1.E49" chart:label-cell-address="Sheet1.A35:Sheet1.A35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cutoff_omp_none</text:p>
                <draw:g>
                  <svg:desc>Sheet1.Y35:Sheet1.Y35</svg:desc>
                </draw:g>
              </table:table-cell>
              <table:table-cell office:value-type="string">
                <text:p>fib_cutoff_omp_compact</text:p>
                <draw:g>
                  <svg:desc>Sheet1.G35:Sheet1.G35</svg:desc>
                </draw:g>
              </table:table-cell>
              <table:table-cell office:value-type="string">
                <text:p>fib_cutoff_omp_scatter</text:p>
                <draw:g>
                  <svg:desc>Sheet1.M35:Sheet1.M35</svg:desc>
                </draw:g>
              </table:table-cell>
              <table:table-cell office:value-type="string">
                <text:p>fib_cutoff_omp_balanced</text:p>
                <draw:g>
                  <svg:desc>Sheet1.S35:Sheet1.S35</svg:desc>
                </draw:g>
              </table:table-cell>
              <table:table-cell office:value-type="string">
                <text:p>fib_cutoff_cilk</text:p>
                <draw:g>
                  <svg:desc>Sheet1.A35:Sheet1.A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36:Sheet1.C49</svg:desc>
                </draw:g>
              </table:table-cell>
              <table:table-cell office:value-type="float" office:value="0.752079812365019">
                <text:p>0.752079812365019</text:p>
                <draw:g>
                  <svg:desc>Sheet1.AC36:Sheet1.AC49</svg:desc>
                </draw:g>
              </table:table-cell>
              <table:table-cell office:value-type="float" office:value="0.715097213259502">
                <text:p>0.715097213259502</text:p>
                <draw:g>
                  <svg:desc>Sheet1.K36:Sheet1.K49</svg:desc>
                </draw:g>
              </table:table-cell>
              <table:table-cell office:value-type="float" office:value="0.720201992631601">
                <text:p>0.720201992631601</text:p>
                <draw:g>
                  <svg:desc>Sheet1.Q36:Sheet1.Q49</svg:desc>
                </draw:g>
              </table:table-cell>
              <table:table-cell office:value-type="float" office:value="0.7504766106679">
                <text:p>0.7504766106679</text:p>
                <draw:g>
                  <svg:desc>Sheet1.W36:Sheet1.W49</svg:desc>
                </draw:g>
              </table:table-cell>
              <table:table-cell office:value-type="float" office:value="0.96260271567262">
                <text:p>0.96260271567262</text:p>
                <draw:g>
                  <svg:desc>Sheet1.E36:Sheet1.E4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.80639904092872">
                <text:p>8.80639904092872</text:p>
              </table:table-cell>
              <table:table-cell office:value-type="float" office:value="11.3022686544193">
                <text:p>11.3022686544193</text:p>
              </table:table-cell>
              <table:table-cell office:value-type="float" office:value="8.19948531913988">
                <text:p>8.19948531913988</text:p>
              </table:table-cell>
              <table:table-cell office:value-type="float" office:value="8.63265440557395">
                <text:p>8.63265440557395</text:p>
              </table:table-cell>
              <table:table-cell office:value-type="float" office:value="9.3673065567959">
                <text:p>9.36730655679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.98528512214277">
                <text:p>7.98528512214277</text:p>
              </table:table-cell>
              <table:table-cell office:value-type="float" office:value="9.81761978265024">
                <text:p>9.81761978265024</text:p>
              </table:table-cell>
              <table:table-cell office:value-type="float" office:value="10.7319012363194">
                <text:p>10.7319012363194</text:p>
              </table:table-cell>
              <table:table-cell office:value-type="float" office:value="8.29551315743943">
                <text:p>8.29551315743943</text:p>
              </table:table-cell>
              <table:table-cell office:value-type="float" office:value="12.8022773082729">
                <text:p>12.80227730827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.05105774840796">
                <text:p>9.05105774840796</text:p>
              </table:table-cell>
              <table:table-cell office:value-type="float" office:value="9.60732420795795">
                <text:p>9.60732420795795</text:p>
              </table:table-cell>
              <table:table-cell office:value-type="float" office:value="7.4236012440961">
                <text:p>7.4236012440961</text:p>
              </table:table-cell>
              <table:table-cell office:value-type="float" office:value="5.03937649255189">
                <text:p>5.03937649255189</text:p>
              </table:table-cell>
              <table:table-cell office:value-type="float" office:value="12.6261370603749">
                <text:p>12.62613706037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2802857432259">
                <text:p>10.2802857432259</text:p>
              </table:table-cell>
              <table:table-cell office:value-type="float" office:value="11.6104165282467">
                <text:p>11.6104165282467</text:p>
              </table:table-cell>
              <table:table-cell office:value-type="float" office:value="9.49711481103937">
                <text:p>9.49711481103937</text:p>
              </table:table-cell>
              <table:table-cell office:value-type="float" office:value="9.16434501059649">
                <text:p>9.16434501059649</text:p>
              </table:table-cell>
              <table:table-cell office:value-type="float" office:value="11.6547482982058">
                <text:p>11.65474829820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.38708273147591">
                <text:p>9.38708273147591</text:p>
              </table:table-cell>
              <table:table-cell office:value-type="float" office:value="11.8519726463424">
                <text:p>11.8519726463424</text:p>
              </table:table-cell>
              <table:table-cell office:value-type="float" office:value="9.29543039296603">
                <text:p>9.29543039296603</text:p>
              </table:table-cell>
              <table:table-cell office:value-type="float" office:value="5.66884016558821">
                <text:p>5.66884016558821</text:p>
              </table:table-cell>
              <table:table-cell office:value-type="float" office:value="12.918951773513">
                <text:p>12.91895177351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.87286268294771">
                <text:p>7.87286268294771</text:p>
              </table:table-cell>
              <table:table-cell office:value-type="float" office:value="8.65621505902378">
                <text:p>8.65621505902378</text:p>
              </table:table-cell>
              <table:table-cell office:value-type="float" office:value="8.54674834332305">
                <text:p>8.54674834332305</text:p>
              </table:table-cell>
              <table:table-cell office:value-type="float" office:value="5.63898482427586">
                <text:p>5.63898482427586</text:p>
              </table:table-cell>
              <table:table-cell office:value-type="float" office:value="12.4941925310301">
                <text:p>12.49419253103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.97843383885702">
                <text:p>6.97843383885702</text:p>
              </table:table-cell>
              <table:table-cell office:value-type="float" office:value="6.15655849258279">
                <text:p>6.15655849258279</text:p>
              </table:table-cell>
              <table:table-cell office:value-type="float" office:value="7.17614572814284">
                <text:p>7.17614572814284</text:p>
              </table:table-cell>
              <table:table-cell office:value-type="float" office:value="5.66937697072546">
                <text:p>5.66937697072546</text:p>
              </table:table-cell>
              <table:table-cell office:value-type="float" office:value="10.3946043304537">
                <text:p>10.39460433045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34475346715514">
                <text:p>3.34475346715514</text:p>
              </table:table-cell>
              <table:table-cell office:value-type="float" office:value="4.04321883991835">
                <text:p>4.04321883991835</text:p>
              </table:table-cell>
              <table:table-cell office:value-type="float" office:value="2.49592667707329">
                <text:p>2.49592667707329</text:p>
              </table:table-cell>
              <table:table-cell office:value-type="float" office:value="3.81865983936353">
                <text:p>3.81865983936353</text:p>
              </table:table-cell>
              <table:table-cell office:value-type="float" office:value="8.48644049720245">
                <text:p>8.4864404972024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88822326699388">
                <text:p>1.88822326699388</text:p>
              </table:table-cell>
              <table:table-cell office:value-type="float" office:value="2.31113908021439">
                <text:p>2.31113908021439</text:p>
              </table:table-cell>
              <table:table-cell office:value-type="float" office:value="2.17692121069937">
                <text:p>2.17692121069937</text:p>
              </table:table-cell>
              <table:table-cell office:value-type="float" office:value="1.72312269784083">
                <text:p>1.72312269784083</text:p>
              </table:table-cell>
              <table:table-cell office:value-type="float" office:value="6.54569211927945">
                <text:p>6.545692119279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0338709578613">
                <text:p>1.30338709578613</text:p>
              </table:table-cell>
              <table:table-cell office:value-type="float" office:value="1.43837941820429">
                <text:p>1.43837941820429</text:p>
              </table:table-cell>
              <table:table-cell office:value-type="float" office:value="1.0879970758515">
                <text:p>1.0879970758515</text:p>
              </table:table-cell>
              <table:table-cell office:value-type="float" office:value="1.31992849870532">
                <text:p>1.31992849870532</text:p>
              </table:table-cell>
              <table:table-cell office:value-type="float" office:value="5.06032618161317">
                <text:p>5.060326181613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964159499340278">
                <text:p>0.964159499340278</text:p>
              </table:table-cell>
              <table:table-cell office:value-type="float" office:value="1.1049762195442">
                <text:p>1.1049762195442</text:p>
              </table:table-cell>
              <table:table-cell office:value-type="float" office:value="1.08412367359223">
                <text:p>1.08412367359223</text:p>
              </table:table-cell>
              <table:table-cell office:value-type="float" office:value="0.979708320168712">
                <text:p>0.979708320168712</text:p>
              </table:table-cell>
              <table:table-cell office:value-type="float" office:value="4.43904917074842">
                <text:p>4.4390491707484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97517111462312">
                <text:p>0.997517111462312</text:p>
              </table:table-cell>
              <table:table-cell office:value-type="float" office:value="1.0289719174698">
                <text:p>1.0289719174698</text:p>
              </table:table-cell>
              <table:table-cell office:value-type="float" office:value="0.993655845551915">
                <text:p>0.993655845551915</text:p>
              </table:table-cell>
              <table:table-cell office:value-type="float" office:value="0.944780855866349">
                <text:p>0.944780855866349</text:p>
              </table:table-cell>
              <table:table-cell office:value-type="float" office:value="4.33320906153433">
                <text:p>4.333209061534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01406800040033">
                <text:p>1.01406800040033</text:p>
              </table:table-cell>
              <table:table-cell office:value-type="float" office:value="1.03190804123766">
                <text:p>1.03190804123766</text:p>
              </table:table-cell>
              <table:table-cell office:value-type="float" office:value="1.02319434327708">
                <text:p>1.02319434327708</text:p>
              </table:table-cell>
              <table:table-cell office:value-type="float" office:value="0.990982308038365">
                <text:p>0.990982308038365</text:p>
              </table:table-cell>
              <table:table-cell office:value-type="float" office:value="4.35903065751043">
                <text:p>4.359030657510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